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1.27cm" fo:margin-right="0cm" fo:text-indent="-0.635cm" style:auto-text-indent="false"/>
    </style:style>
    <style:style style:name="P2" style:family="paragraph" style:parent-style-name="Text_20_body">
      <style:text-properties officeooo:rsid="000f910f" officeooo:paragraph-rsid="000f910f"/>
    </style:style>
    <style:style style:name="P3" style:family="paragraph" style:parent-style-name="Preformatted_20_Text">
      <style:text-properties officeooo:rsid="000f910f" officeooo:paragraph-rsid="000f910f"/>
    </style:style>
    <style:style style:name="P4" style:family="paragraph" style:parent-style-name="Preformatted_20_Text">
      <style:text-properties officeooo:paragraph-rsid="000f910f"/>
    </style:style>
    <style:style style:name="P5" style:family="paragraph" style:parent-style-name="Preformatted_20_Text">
      <style:text-properties officeooo:rsid="0010211a" officeooo:paragraph-rsid="0013c4c2"/>
    </style:style>
    <style:style style:name="P6" style:family="paragraph" style:parent-style-name="Preformatted_20_Text">
      <style:text-properties officeooo:rsid="00107573" officeooo:paragraph-rsid="00107573"/>
    </style:style>
    <style:style style:name="P7" style:family="paragraph" style:parent-style-name="Preformatted_20_Text">
      <style:text-properties fo:background-color="#ffff00"/>
    </style:style>
    <style:style style:name="P8" style:family="paragraph" style:parent-style-name="Preformatted_20_Text">
      <style:paragraph-properties fo:margin-top="0cm" fo:margin-bottom="0.499cm" loext:contextual-spacing="false"/>
    </style:style>
    <style:style style:name="P9" style:family="paragraph" style:parent-style-name="Preformatted_20_Text">
      <style:paragraph-properties fo:margin-top="0cm" fo:margin-bottom="0.499cm" loext:contextual-spacing="false"/>
      <style:text-properties fo:background-color="#ffff00"/>
    </style:style>
    <style:style style:name="P10" style:family="paragraph" style:parent-style-name="Text_20_body">
      <style:text-properties officeooo:rsid="00141a27" officeooo:paragraph-rsid="00141a27"/>
    </style:style>
    <style:style style:name="T1" style:family="text">
      <style:text-properties fo:font-weight="bold"/>
    </style:style>
    <style:style style:name="T2" style:family="text">
      <style:text-properties fo:font-style="italic"/>
    </style:style>
    <style:style style:name="T3" style:family="text">
      <style:text-properties fo:font-variant="normal" fo:text-transform="none"/>
    </style:style>
    <style:style style:name="T4" style:family="text">
      <style:text-properties fo:background-color="#ffff00" loext:char-shading-value="0"/>
    </style:style>
    <style:style style:name="T5" style:family="text">
      <style:text-properties officeooo:rsid="0013c4c2" fo:background-color="#ffff00" loext:char-shading-value="0"/>
    </style:style>
    <style:style style:name="T6" style:family="text">
      <style:text-properties officeooo:rsid="001241e8" fo:background-color="#ffff00" loext:char-shading-value="0"/>
    </style:style>
    <style:style style:name="T7" style:family="text">
      <style:text-properties officeooo:rsid="000f910f"/>
    </style:style>
    <style:style style:name="T8" style:family="text">
      <style:text-properties officeooo:rsid="001241e8"/>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text:bookmark text:name="h.1dajzgq8d1z3"/>Sistema Gestor de Base de Datos</text:p>
      <text:p text:style-name="Text_20_body">Un sistema gestor de bases de datos (SGBD o DBMS por sus siglas en inglés) <text:span text:style-name="T4">consiste en una colección de datos interrelacionados y una colección de programas para acceder a esos datos</text:span>.  Los datos describen una empresa particular.</text:p>
      <text:p text:style-name="Text_20_body"> </text:p>
      <text:p text:style-name="Text_20_body">El objetivo principal de un SGBD es <text:span text:style-name="T4">proporcionar un entorno que sea tanto conveniente como eficiente para las personas que lo usan para la recuperación y almacenamiento de la información</text:span>.</text:p>
      <text:p text:style-name="Text_20_body"> </text:p>
      <text:p text:style-name="Text_20_body">Los sistemas de bases de datos se diseñan para almacenar grandes cantidades de información. La gestión de los datos implica tanto la definición de estructuras para el almacenamiento de la información como la provisión de mecanismos para la manipulación de la misma. Además, los sistemas de bases de datos deben proporcionar la seguridad de la información almacenada, en caso de caídas del sistema o intentos de accesos sin autorización. Si los datos están compartidos por varios usuarios, el sistema debe evitar posibles resultados anómalos.</text:p>
      <text:p text:style-name="Text_20_body"> </text:p>
      <text:p text:style-name="Text_20_body">Un propósito principal de un sistema de bases de datos es proporcionar a los usuarios una visión abstracta de los datos. Es decir, el sistema esconde ciertos detalles de cómo los datos se almacenan y mantienen.</text:p>
      <text:p text:style-name="Text_20_body"> </text:p>
      <text:p text:style-name="Text_20_body">Por debajo de la estructura de la base de datos está el modelo de datos: una colección de herramientas conceptuales para describir los datos, las relaciones entre los mismos, su semántica y restricciones. [7]</text:p>
      <text:p text:style-name="Text_20_body"/>
      <text:p text:style-name="Text_20_body"/>
      <text:p text:style-name="P10">Un sistema gestor de bases de datos (SGBD) consiste en una colección de datos interrelacionados y un conjunto de programas para acceder a dichos datos. La colección de datos, normalmente denominada base de datos, contiene información relevante para una empresa. El objetivo principal de un SGBD es proporcionar una forma de almacenar y recuperar la información de una base de datos de manera que sea tanto práctica como eficiente.</text:p>
      <text:p text:style-name="Text_20_body"/>
      <text:p text:style-name="Text_20_body"/>
      <text:p text:style-name="Title"><text:bookmark text:name="h.fom4exgltfl"/><text:soft-page-break/>Servidor web</text:p>
      <text:p text:style-name="Text_20_body">Cuando el usuario teclea un URL o hace clic en una línea de hipertexto, el navegador lo analiza e interpreta la parte entre http:// y la siguiente diagonal como un nombre DNS a buscar.</text:p>
      <text:p text:style-name="Text_20_body"> </text:p>
      <text:p text:style-name="Text_20_body">Una vez que el navegador tiene la dirección IP del servidor, establece una conexión TCP con el puerto 80 de ese servidor. A continuación envía un comando que contiene el resto del URL, que es el nombre del archivo que se encuentra en ese servidor. Éste regresa el archivo para que el navegador lo despliegue.</text:p>
      <text:p text:style-name="Text_20_body"> </text:p>
      <text:p text:style-name="Text_20_body">Los pasos que da el servidor en su ciclo principal son:</text:p>
      <text:p text:style-name="P1">1.<text:span text:style-name="T3">    </text:span>Acepta una conexión TCP de un cliente (un navegador).</text:p>
      <text:p text:style-name="P1">2.<text:span text:style-name="T3">    </text:span>Obtiene el nombre del archivo solicitado.</text:p>
      <text:p text:style-name="P1">3.<text:span text:style-name="T3">    </text:span>Obtiene el archivo (del disco).</text:p>
      <text:p text:style-name="P1">4.<text:span text:style-name="T3">    </text:span>Regresa el archivo al cliente.</text:p>
      <text:p text:style-name="P1">5.<text:span text:style-name="T3">    </text:span>Libera la conexión TCP.</text:p>
      <text:p text:style-name="Text_20_body"> </text:p>
      <text:p text:style-name="Text_20_body">Los servidores Web actuales tienen más características, pero en esencia, esto es lo que hacen.</text:p>
      <text:p text:style-name="Text_20_body"> </text:p>
      <text:p text:style-name="Text_20_body">Los servidores web modernos hacen más que sólo aceptar y regresar nombres de archivos. De hecho, el procesamiento real de cada solicitud puede ser muy complicado. Por esta razón, en muchos servidores cada módulo de procesamiento realiza una serie de pasos. El front end pasa cada solicitud entrante al primer módulo disponible, que después la transporta mediante algunos de los siguientes pasos, según sean necesarios para esa solicitud en particular.</text:p>
      <text:p text:style-name="Text_20_body"> </text:p>
      <text:p text:style-name="Text_20_body"> </text:p>
      <text:p text:style-name="P1">1.<text:span text:style-name="T3">    </text:span>Resuelve el nombre de la página web solicitada.</text:p>
      <text:p text:style-name="P1">2.<text:span text:style-name="T3">    </text:span>Autentica al cliente.</text:p>
      <text:p text:style-name="P1">3.<text:span text:style-name="T3">    </text:span>Realiza control de acceso en el cliente.</text:p>
      <text:p text:style-name="P1">4.<text:span text:style-name="T3">    </text:span>Realiza control de acceso en la página web.</text:p>
      <text:p text:style-name="P1">5.<text:span text:style-name="T3">    </text:span>Verifica el caché.</text:p>
      <text:p text:style-name="P1"><text:soft-page-break/>6.<text:span text:style-name="T3">    </text:span>Obtiene del disco la página solicitada.</text:p>
      <text:p text:style-name="P1">7.<text:span text:style-name="T3">    </text:span>Determina el tipo MIME (Multipurpose Internet Mail Extensions o en español “extensiones multipropósito de correo de internet”) que se incluirá en la respuesta.</text:p>
      <text:p text:style-name="P1">8.<text:span text:style-name="T3">    </text:span>Se encarga de diversos detalles.</text:p>
      <text:p text:style-name="P1">9.<text:span text:style-name="T3">    </text:span>Regresa la respuesta al cliente.</text:p>
      <text:p text:style-name="P1">10.<text:span text:style-name="T3"> </text:span>Realiza una entrada en el registro del servidor. [9]</text:p>
      <text:p text:style-name="Text_20_body"> </text:p>
      <text:p text:style-name="Text_20_body"> </text:p>
      <text:p text:style-name="Text_20_body">CSS3                                   </text:p>
      <text:p text:style-name="Text_20_body">Hojas de estilo en cascada. Son usadas para dar formato al diseño de páginas web. Pueden ser usadas para definir estilos de texto, tamaños de tabla, y otros aspectos de las páginas web que previamente sólo podían ser definidos en el código HTML de una página.</text:p>
      <text:p text:style-name="Text_20_body">                                                </text:p>
      <text:p text:style-name="Text_20_body">CSS ayuda a los desarrolladores web a crear una vista uniforme a través de muchas páginas de un sitio web. En lugar de definir el estilo de cada tabla y cada bloque de texto dentro del HTML de una página, comúnmente los estilos utilizados deben ser definidos una sola vez en un documento CSS. Una vez que el estilo es definido en una hoja de estilo en cascada, puede ser utilizado por cualquier página que haga referencia al archivo CSS. Además, CSS hace fácil cambiar estilos a través de muchas páginas web al mismo tiempo. [12]</text:p>
      <text:p text:style-name="Text_20_body"> </text:p>
      <text:p text:style-name="Text_20_body"><text:span text:style-name="T1">CSS3</text:span> es la última evolución del lenguaje de hojas de estilo en cascada y aspira a extender CSS2.1. Trae una gran cantidad de novedades esperadas por mucho tiempo, como esquinas redondeadas, sombras, gradientes, transiciones o animaciones, así como también nuevos diseños como multi-columnas, cuadros flexibles o diseños de cuadrícula. [13]</text:p>
      <text:p text:style-name="Text_20_body"> </text:p>
      <text:p text:style-name="Text_20_body">HTML5               </text:p>
      <text:p text:style-name="Text_20_body">HTML 5 es una revisión del lenguaje de marcado de hipertexto, el lenguaje de programación estándar para describir los contenidos y apariencia de páginas web.</text:p>
      <text:p text:style-name="Text_20_body"> </text:p>
      <text:p text:style-name="Text_20_body">HTML5 fue desarrollado para resolver problemas de compatibilidad que afectan el actual estándar, HTML4. Una de las más grandes diferencias entre HTML5 y versiones previas del estándar es que las versiones antiguas de HTML requieren plugins propietarios y APIs (esta es la razón por la cual una página Web que fue construida y probada en un navegador puede no cargar correctamente en otro <text:soft-page-break/>navegador.) HTML5 provee una interfaz común para hacer la carga de elementos más fácil. Por ejemplo, no hay necesidad de instalar un plugin Flash porque el elemento funcionará por sí mismo. [19]</text:p>
      <text:p text:style-name="Text_20_body"> </text:p>
      <text:p text:style-name="Text_20_body">PHP</text:p>
      <text:p text:style-name="Text_20_body">PHP acrónimo de "<text:span text:style-name="T2">PHP: Hypertext Preprocessor</text:span>", es un lenguaje de 'scripting' de propósito general y de código abierto que está especialmente pensado para el desarrollo web y que puede ser embebido en páginas HTML. Su sintaxis recurre a C, Java y Perl, siendo así sencillo de aprender. La meta principal de este lenguaje es permitir a los desarrolladores web escribir dinámica y rápidamente páginas web generadas. [15]</text:p>
      <text:p text:style-name="Text_20_body"> </text:p>
      <text:p text:style-name="Text_20_body"> </text:p>
      <text:p text:style-name="Text_20_body"><text:bookmark text:name="h.kv8gi5awnksq"/>Apache web server</text:p>
      <text:p text:style-name="Text_20_body">El servidor HTTP apache o web server apache es una implementación de código abierto de un servidor para el protocolo HTTP/1.1 multiplataforma, modular, extensible, ampliamente soportado y documentado.  [11]</text:p>
      <text:p text:style-name="Text_20_body"> </text:p>
      <text:p text:style-name="Text_20_body">Ventajas                     </text:p>
      <text:p text:style-name="P1">1.<text:span text:style-name="T3">    </text:span>Instalación/Configuración. Software de código abierto.</text:p>
      <text:p text:style-name="P1">2.<text:span text:style-name="T3">    </text:span>Coste. El servidor web Apache es completamente gratuito.</text:p>
      <text:p text:style-name="P1">3.<text:span text:style-name="T3">    </text:span>Funcional y Soporte. Alta aceptación en la red y muy popular, esto hace que muchos programadores de todo el mundo contribuyen constantemente con mejoras, que están disponibles para cualquier persona que use el servidor web y que Apache se actualice constantemente.</text:p>
      <text:p text:style-name="P1">4.<text:span text:style-name="T3">    </text:span>Multi-plataforma. Se puede instalar en muchos sistemas operativos, es compatible con Windows, Linux y MacOS.</text:p>
      <text:p text:style-name="P1">5.<text:span text:style-name="T3">    </text:span>Rendimiento. Capacidad de manejar más de un millón de visitas/día.</text:p>
      <text:p text:style-name="P1">6.<text:span text:style-name="T3">    </text:span>Soporte de seguridad SSL y TLS. [14]</text:p>
      <text:p text:style-name="Text_20_body"> </text:p>
      <text:p text:style-name="Text_20_body">MySQL</text:p>
      <text:p text:style-name="Text_20_body">MySQL es un sistema gestor de bases de datos relacionales (DBMS por sus siglas en inglés) propiedad de Oracle Corporation.  Es desarrollado como software libre con dos tipos de licenciamiento: libre y propietario, lo que permite utilizarlo tanto en proyectos de software de código abierto y cerrado.</text:p>
      <text:p text:style-name="Text_20_body"> </text:p>
      <text:p text:style-name="Text_20_body"><text:soft-page-break/>Este DBMS provee características como multihilo, multiusuario, facilidad de uso, instalación y configuración, lenguajes DDL y DML basados en el estándar ANSI/ISO SQL, una gran cantidad de documentación y soporte de parte de la comunidad y de la empresa desarrolladora.  [21]</text:p>
      <text:p text:style-name="Text_20_body">Doctrine ORM </text:p>
      <text:p text:style-name="Text_20_body">Doctrine ORM es un Mapeador Objeto-Relacional (ORM) escrito en y para PHP que se sitúa sobre una poderosa Capa de Abstracción de Base de datos (DBAL por sus siglas en inglés).  Una de sus características clave es la opción de escribir consultas de base de datos en un dialecto SQL orientado a objetos llamado Doctrine Query Language (DQL), inspirado por Hibernates HQL.  Esto provee a los desarrolladores una poderosa alternativa a SQL que mantiene la flexibilidad sin duplicación de código. [16]</text:p>
      <text:p text:style-name="Text_20_body"> </text:p>
      <text:p text:style-name="Text_20_body">Symfony</text:p>
      <text:p text:style-name="Text_20_body">Es un marco de trabajo (framework) para el desarrollo de aplicaciones web dinámicas con lenguaje de programación PHP, basado en el patrón Modelo-Vista-Controlador, con el cual la interacción con la base de datos, la lógica del negocio y la presentación se encuentran separadas. [22]</text:p>
      <text:p text:style-name="Text_20_body"> </text:p>
      <text:p text:style-name="Text_20_body">Twitter Bootstrap</text:p>
      <text:p text:style-name="Text_20_body">Twitter Bootstrap es un framework HTML, CSS y javascript especialmente diseñado para la construcción de sitios web que pueden visualizarse en cualquier dispositivo, y cuya prioridad son los dispositivos móviles.  Para dicho fin provee a los desarrolladores de una gran cantidad de plantillas y componentes adicionales. [17]</text:p>
      <text:p text:style-name="Text_20_body"><text:bookmark text:name="h.air1pff4uud0"/> </text:p>
      <text:p text:style-name="Text_20_body"/>
      <text:p text:style-name="Text_20_body"/>
      <text:p text:style-name="P2">HTTP</text:p>
      <text:p text:style-name="P4"><text:span text:style-name="T7">The Hypertext Transfer Protocol (HTTP) is an application-level </text:span>protocol for distributed, collaborative, hypermedia information systems. It is a generic, stateless, protocol which can be used for many tasks beyond its use for hypertext, such as name servers and distributed object management systems, through extension of its request methods, error codes and headers [<text:a xlink:type="simple" xlink:href="https://tools.ietf.org/html/rfc2616#ref-47" text:style-name="Internet_20_link" text:visited-style-name="Visited_20_Internet_20_Link">47</text:a>]. A feature of HTTP is the typing and negotiation of data representation, allowing systems to be built independently of the data being transferred.</text:p>
      <text:p text:style-name="P4"/>
      <text:p text:style-name="P4"/>
      <text:p text:style-name="P6"><text:span text:style-name="T4">El protocolo de transferencia de hipertexto (HTTP) es un protocolo a nivel de aplicación para sistemas de información </text:span><text:span text:style-name="T5">hipermedia</text:span><text:span text:style-name="T4"> distribuidos </text:span><text:span text:style-name="T5">y</text:span><text:span text:style-name="T4"> colaborativos</text:span>. <text:s/>Es un <text:span text:style-name="T4">protocolo genérico sin estado</text:span> que puede ser usado para una gran variedad de tareas más allá de su uso para hipertexto <text:span text:style-name="T8">tales como nombrar servidores y sistemas distribuidos de administración de objetos a través de la </text:span><text:span text:style-name="T6">extensión de sus métodos de solicitud, códigos de error y cabeceras</text:span><text:span text:style-name="T8">. <text:s/>Una característica de HTTP es el </text:span><text:soft-page-break/><text:span text:style-name="T8">tipado y negociación de representaciones de datos, lo que permite construir sistemas independientes de los datos transferidos.</text:span></text:p>
      <text:p text:style-name="P4"/>
      <text:p text:style-name="P3"><text:a xlink:type="simple" xlink:href="https://tools.ietf.org/html/rfc2616" text:style-name="Internet_20_link" text:visited-style-name="Visited_20_Internet_20_Link">https://tools.ietf.org/html/rfc2616</text:a></text:p>
      <text:p text:style-name="P3">Network Working Group</text:p>
      <text:p text:style-name="P3">RFC 2616</text:p>
      <text:p text:style-name="P3"><text:a xlink:type="simple" xlink:href="http://tools.ietf.org/html/2616" text:style-name="Internet_20_link" text:visited-style-name="Visited_20_Internet_20_Link">RFC2616</text:a> Hypertext Transfer Protocol -- HTTP/1.1. R. Fielding, J. Gettys, J.</text:p>
      <text:p text:style-name="Preformatted_20_Text"><text:s text:c="5"/>Mogul, H. Frystyk, L. Masinter, P. Leach, T. Berners-Lee. June 1999.</text:p>
      <text:p text:style-name="Preformatted_20_Text"><text:s text:c="5"/>(Format: TXT=422317, PS=5529857, PDF=550558 bytes) (Obsoletes</text:p>
      <text:p text:style-name="Preformatted_20_Text"><text:s text:c="5"/><text:a xlink:type="simple" xlink:href="http://tools.ietf.org/html/2068" text:style-name="Internet_20_link" text:visited-style-name="Visited_20_Internet_20_Link">RFC2068</text:a>) (Obsoleted by <text:a xlink:type="simple" xlink:href="http://tools.ietf.org/html/7230" text:style-name="Internet_20_link" text:visited-style-name="Visited_20_Internet_20_Link">RFC7230</text:a>, <text:a xlink:type="simple" xlink:href="http://tools.ietf.org/html/7231" text:style-name="Internet_20_link" text:visited-style-name="Visited_20_Internet_20_Link">RFC7231</text:a>, <text:a xlink:type="simple" xlink:href="http://tools.ietf.org/html/7232" text:style-name="Internet_20_link" text:visited-style-name="Visited_20_Internet_20_Link">RFC7232</text:a>, <text:a xlink:type="simple" xlink:href="http://tools.ietf.org/html/7233" text:style-name="Internet_20_link" text:visited-style-name="Visited_20_Internet_20_Link">RFC7233</text:a>, <text:a xlink:type="simple" xlink:href="http://tools.ietf.org/html/7234" text:style-name="Internet_20_link" text:visited-style-name="Visited_20_Internet_20_Link">RFC7234</text:a>,</text:p>
      <text:p text:style-name="Preformatted_20_Text"><text:s text:c="5"/><text:a xlink:type="simple" xlink:href="http://tools.ietf.org/html/7235" text:style-name="Internet_20_link" text:visited-style-name="Visited_20_Internet_20_Link">RFC7235</text:a>) (Updated by <text:a xlink:type="simple" xlink:href="http://tools.ietf.org/html/2817" text:style-name="Internet_20_link" text:visited-style-name="Visited_20_Internet_20_Link">RFC2817</text:a>, <text:a xlink:type="simple" xlink:href="http://tools.ietf.org/html/5785" text:style-name="Internet_20_link" text:visited-style-name="Visited_20_Internet_20_Link">RFC5785</text:a>, <text:a xlink:type="simple" xlink:href="http://tools.ietf.org/html/6266" text:style-name="Internet_20_link" text:visited-style-name="Visited_20_Internet_20_Link">RFC6266</text:a>, <text:a xlink:type="simple" xlink:href="http://tools.ietf.org/html/6585" text:style-name="Internet_20_link" text:visited-style-name="Visited_20_Internet_20_Link">RFC6585</text:a>) (Status:</text:p>
      <text:p text:style-name="P8"><text:s text:c="5"/>DRAFT STANDARD) (DOI: 10.17487/RFC2616) </text:p>
      <text:p text:style-name="P3">RFC citations appear in this format:</text:p>
      <text:p text:style-name="Preformatted_20_Text"/>
      <text:p text:style-name="Preformatted_20_Text"><text:s text:c="2"/>#### <text:s/>Title of RFC. <text:s/>Author 1, Author 2, Author 3. <text:s/>Issue date.</text:p>
      <text:p text:style-name="Preformatted_20_Text"><text:s text:c="8"/>(Format: ASCII) (Obsoletes xxx) (Obsoleted by xxx) (Updates xxx)</text:p>
      <text:p text:style-name="P8"><text:s text:c="8"/>(Updated by xxx) (Also FYI ####) (Status: ssssss) (DOI: ddd)</text:p>
      <text:p text:style-name="P3"/>
      <text:p text:style-name="P2">So, the entire citation reads: <text:bookmark text:name="line-47"/><text:bookmark text:name="line-46"/></text:p>
      <text:p text:style-name="Text_20_body">[RFC2119] Bradner, S., "Key words for use in RFCs to Indicate Requirement Levels", BCP 14, RFC 2119, March 1997. <text:bookmark text:name="line-49"/><text:bookmark text:name="line-48"/></text:p>
      <text:p text:style-name="Text_20_body">If you want to include a URL, then put it in parentheses and <text:span text:style-name="Strong_20_Emphasis">after</text:span> the citation, thus: <text:bookmark text:name="line-51"/><text:bookmark text:name="line-50"/></text:p>
      <text:p text:style-name="Text_20_body">[RFC2119] Bradner, S., "Key words for use in RFCs to Indicate Requirement Levels", BCP 14, RFC 2119, March 1997. (<text:a xlink:type="simple" xlink:href="http://www.ietf.org/rfc/rfc2119.txt" text:style-name="Internet_20_link" text:visited-style-name="Visited_20_Internet_20_Link">http://www.ietf.org/rfc/rfc2119.txt</text:a>) <text:bookmark text:name="line-53"/><text:bookmark text:name="line-52"/></text:p>
      <text:p text:style-name="Text_20_body">That makes it clear that the URL is <text:span text:style-name="Strong_20_Emphasis">not</text:span> part of the citation. </text:p>
      <text:p text:style-name="P3"/>
      <text:p text:style-name="P3"/>
      <text:p text:style-name="P3"/>
      <text:p text:style-name="P3"/>
      <text:p text:style-name="P5">URLs—Localizadores Uniformes de Recursos Cuando se creó Web, de inmediato fue evidente que para que una página Web apuntara a otra se requerían mecanismos para nombrar y localizar las páginas. En particular, había tres preguntas que debían contestarse antes de poder presentar visualmente una página: 1. ¿Cómo se llama la página? 2. ¿Dónde está la página? </text:p>
      <text:p text:style-name="P5">3. ¿Cómo se puede <text:s/>acceder a la página? </text:p>
      <text:p text:style-name="P5"/>
      <text:p text:style-name="P5">La solución escogida identifica las páginas de una manera que resuelve los tres problemas a la vez. A cada página se le asigna un URL (Localizador Uniforme de Recursos) que sirve efectivamente como nombre mundial de la página. Los URLs tienen tres partes: el protocolo (también llamado esquema), el nombre DNS de la máquina en donde se encuentra la página y un nombre local que indica de manera única la página específica (por lo general, sólo un nombre de archivo de la máquina en que reside). </text:p>
      <text:p text:style-name="P5"/>
      <text:p text:style-name="P5">Este URL consta de tres partes: el protocolo (http), el nombre DNS del host (www.cs.vu.nl) y el nombre del archivo (video/index-en.html), con cierta puntuación que separa las partes. El nombre de archivo es una ruta relativa al directorio Web predeterminado en cs.vu.nl.</text:p>
      <text:p text:style-name="P2"/>
      <text:p text:style-name="Preformatted_20_Text"/>
      <text:p text:style-name="Preformatted_20_Text"><text:soft-page-break/>2. General URL Syntax</text:p>
      <text:p text:style-name="Preformatted_20_Text"/>
      <text:p text:style-name="Preformatted_20_Text"><text:s text:c="3"/><text:span text:style-name="T4">URLs are used to `locate' resources, by providing an abstract</text:span></text:p>
      <text:p text:style-name="P7"><text:s text:c="3"/>identification of the resource location. <text:s/>Having located a resource,</text:p>
      <text:p text:style-name="P7"><text:s text:c="3"/>a system may perform a variety of operations on the resource, as</text:p>
      <text:p text:style-name="P7"><text:s text:c="3"/>might be characterized by such words as `access', `update',</text:p>
      <text:p text:style-name="P7"><text:s text:c="3"/>`replace', `find attributes'. In general, only the `access' method</text:p>
      <text:p text:style-name="P9"><text:s text:c="3"/>needs to be specified for any URL scheme.</text:p>
      <text:p text:style-name="Preformatted_20_Text"><text:a xlink:type="simple" xlink:href="http://tools.ietf.org/html/1738" text:style-name="Internet_20_link" text:visited-style-name="Visited_20_Internet_20_Link">RFC1738</text:a> Uniform Resource Locators (URL). T. Berners-Lee, L. Masinter, M.</text:p>
      <text:p text:style-name="Preformatted_20_Text"><text:s text:c="5"/>McCahill. December 1994. (Format: TXT=51348 bytes) (Obsoleted by</text:p>
      <text:p text:style-name="Preformatted_20_Text"><text:s text:c="5"/><text:a xlink:type="simple" xlink:href="http://tools.ietf.org/html/4248" text:style-name="Internet_20_link" text:visited-style-name="Visited_20_Internet_20_Link">RFC4248</text:a>, <text:a xlink:type="simple" xlink:href="http://tools.ietf.org/html/4266" text:style-name="Internet_20_link" text:visited-style-name="Visited_20_Internet_20_Link">RFC4266</text:a>) (Updated by <text:a xlink:type="simple" xlink:href="http://tools.ietf.org/html/1808" text:style-name="Internet_20_link" text:visited-style-name="Visited_20_Internet_20_Link">RFC1808</text:a>, <text:a xlink:type="simple" xlink:href="http://tools.ietf.org/html/2368" text:style-name="Internet_20_link" text:visited-style-name="Visited_20_Internet_20_Link">RFC2368</text:a>, <text:a xlink:type="simple" xlink:href="http://tools.ietf.org/html/2396" text:style-name="Internet_20_link" text:visited-style-name="Visited_20_Internet_20_Link">RFC2396</text:a>, <text:a xlink:type="simple" xlink:href="http://tools.ietf.org/html/3986" text:style-name="Internet_20_link" text:visited-style-name="Visited_20_Internet_20_Link">RFC3986</text:a>,</text:p>
      <text:p text:style-name="Preformatted_20_Text"><text:s text:c="5"/><text:a xlink:type="simple" xlink:href="http://tools.ietf.org/html/6196" text:style-name="Internet_20_link" text:visited-style-name="Visited_20_Internet_20_Link">RFC6196</text:a>, <text:a xlink:type="simple" xlink:href="http://tools.ietf.org/html/6270" text:style-name="Internet_20_link" text:visited-style-name="Visited_20_Internet_20_Link">RFC6270</text:a>) (Status: PROPOSED STANDARD) (DOI:</text:p>
      <text:p text:style-name="P8"><text:s text:c="5"/>10.17487/RFC1738) </text:p>
      <text:p text:style-name="Text_20_body">-------</text:p>
      <text:p text:style-name="Text_20_body"/>
      <text:p text:style-name="Preformatted_20_Text">A Uniform Resource Locator</text:p>
      <text:p text:style-name="Preformatted_20_Text"><text:s text:c="3"/>(URL), defined elsewhere, is a form of URI which expresses an address</text:p>
      <text:p text:style-name="P8"><text:s text:c="3"/>which maps onto an access algorithm using network protocols.</text:p>
      <text:p text:style-name="Preformatted_20_Text">URLs</text:p>
      <text:p text:style-name="Preformatted_20_Text"/>
      <text:p text:style-name="Preformatted_20_Text"><text:s text:c="6"/>For existing Internet access protocols, it is necessary in most</text:p>
      <text:p text:style-name="Preformatted_20_Text"><text:s text:c="6"/>cases to define the encoding of the access algorithm into</text:p>
      <text:p text:style-name="Preformatted_20_Text"><text:s text:c="6"/>something concise enough to be termed address. <text:s/>URIs which refer</text:p>
      <text:p text:style-name="Preformatted_20_Text"><text:s text:c="6"/>to objects accessed with existing protocols are known as "Uniform</text:p>
      <text:p text:style-name="Preformatted_20_Text"><text:s text:c="6"/>Resource Locators" (URLs) and are listed here as used in WWW, but</text:p>
      <text:p text:style-name="P8"><text:s text:c="6"/>to be formally defined in a separate document.</text:p>
      <text:p text:style-name="Preformatted_20_Text"><text:a xlink:type="simple" xlink:href="http://tools.ietf.org/html/1630" text:style-name="Internet_20_link" text:visited-style-name="Visited_20_Internet_20_Link">RFC1630</text:a> Universal Resource Identifiers in WWW: A Unifying Syntax for the</text:p>
      <text:p text:style-name="Preformatted_20_Text"><text:s text:c="5"/>Expression of Names and Addresses of Objects on the Network as used</text:p>
      <text:p text:style-name="Preformatted_20_Text"><text:s text:c="5"/>in the World-Wide Web. T. Berners-Lee. June 1994. (Format: TXT=57601</text:p>
      <text:p text:style-name="P8"><text:s text:c="5"/>bytes) (Status: INFORMATIONAL) (DOI: 10.17487/RFC1630) </text:p>
      <text:p text:style-name="Text_20_body"/>
      <text:p text:style-name="Text_20_body"/>
      <text:p text:style-name="Text_20_body"><office:annotation><dc:date>2016-09-29T18:22:38</dc:date><text:list text:style-name=""><text:list-item><text:p>&lt;!--EndFragment--&gt;</text:p></text:list-item></text:list></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8:22:34.322796000</meta:creation-date>
    <dc:date>2016-10-02T21:32:13.005920000</dc:date>
    <meta:editing-duration>PT3H46M34S</meta:editing-duration>
    <meta:editing-cycles>6</meta:editing-cycles>
    <meta:generator>LibreOffice/4.4.4.3$MacOSX_X86_64 LibreOffice_project/2c39ebcf046445232b798108aa8a7e7d89552ea8</meta:generator>
    <meta:document-statistic meta:table-count="0" meta:image-count="0" meta:object-count="0" meta:page-count="7" meta:paragraph-count="133" meta:word-count="2126" meta:character-count="13669" meta:non-whitespace-character-count="11283"/>
  </office:meta>
</office:document-meta>
</file>